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7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70a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style:font-size-asian="14pt" style:font-weight-asian="bold" style:font-size-complex="14pt" style:font-weight-complex="bold"/>
    </style:style>
    <style:style style:name="T8" style:family="text">
      <style:text-properties officeooo:rsid="0010b609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Proyecto 2.2.1. </text:span><text:span text:style-name="T7">Ahora ponemos nosotros</text:span></text:p>
      <text:p text:style-name="P4"/>
      <text:p text:style-name="P4"><text:span text:style-name="T1">¡Ahora es tu turno de usar Gobstones! </text:span><text:span text:style-name="T2">C</text:span><text:span text:style-name="T1">onstruí un programa que haga que la máquina al ejecutarlo ponga 4 bolitas, una de cada color, en la celda actual del tablero. O sea, el programa debe indicar que, comenzando con el </text:span><text:span text:style-name="T3">tablero inicial</text:span><text:span text:style-name="T5"> </text:span><text:span text:style-name="T1">de la izquierda, la máquina produzca el </text:span><text:span text:style-name="T3">tablero final</text:span><text:span text:style-name="T5"> </text:span><text:span text:style-name="T1">de la derecha.</text:span></text:p>
      <text:p text:style-name="P5"><text:span text:style-name="T5"><draw:frame draw:style-name="fr1" draw:name="Image3" text:anchor-type="as-char" svg:width="2.318cm" svg:height="2.662cm" draw:z-index="0"><draw:image xlink:href="https://lh6.googleusercontent.com/GrRP2EZ8Gg04sanq8M96oBpGpxcF1LG5bAO24jmmMrUNgurQUzQz3RMvBOknlKMgWV7Z3KQpiYAZBnwTCNiM76Mb3A-9B6T-Rk19iQb3zUvOG5dgpT5-_MV0JXJNmKiMq7mwK4DX" xlink:type="simple" xlink:show="embed" xlink:actuate="onLoad"/><svg:title>Celda sin bolitas.PNG</svg:title></draw:frame></text:span><text:span text:style-name="T5"> <text:s text:c="9"/></text:span><text:span text:style-name="T5"><draw:frame draw:style-name="fr1" draw:name="Image4" text:anchor-type="as-char" svg:width="2.418cm" svg:height="2.529cm" draw:z-index="1"><draw:image xlink:href="https://lh4.googleusercontent.com/VafhY3o0kIB381Dr6nKMD4TSucdVO0RqdnA6DVAT2ryzhUIM4gVjImbieRn3NWpfx6K7lIHv4SxBabmvQTSF3SMj3FT772C_bz1afoidHt6b_ioerAOcPyMM_gaRmdqkRx-bKPyu" xlink:type="simple" xlink:show="embed" xlink:actuate="onLoad"/><svg:title>Celda con bolitas.PNG</svg:title></draw:frame></text:span></text:p>
      <text:p text:style-name="P2">Explorá el entorno para descubrir cómo agregar comandos primitivos a un programa y cómo ejecutar ese programa. Son varias cosas a descubrir. ¡Vamos, vos podés! Estos descubrimientos te van a permitir hacer cosas muy interesantes.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3">Pastilla: Para tener en cuenta</text:span><text:span text:style-name="T5"> </text:span></text:p>
            <text:p text:style-name="P7"><text:span text:style-name="T1">Los colores de las bolitas en Gobstones son </text:span><text:span text:style-name="T6">Azul</text:span><text:span text:style-name="T1">, </text:span><text:span text:style-name="T6">Negro</text:span><text:span text:style-name="T1">, </text:span><text:span text:style-name="T6">Rojo</text:span><text:span text:style-name="T5"> </text:span><text:span text:style-name="T1">y </text:span><text:span text:style-name="T6">Verde</text:span><text:span text:style-name="T1">. Llamamos </text:span><text:span text:style-name="T3">tablero inicial </text:span><text:span text:style-name="T1">al tablero en el que la máquina empieza a ejecutar el programa. Y al tablero que la máquina deja cuando termina de ejecutar el programa lo llamamos </text:span><text:span text:style-name="T3">tablero final</text:span><text:span text:style-name="T1">. La </text:span><text:span text:style-name="T3">celda actual</text:span><text:span text:style-name="T5"> </text:span><text:span text:style-name="T1">es la celda que el cabezal tiene justo debajo, y es la única en la que puede realizar acciones  en cada momento.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3">Pastilla: Cuestión de argumento</text:span><text:span text:style-name="T5"> </text:span></text:p>
            <text:p text:style-name="P7"><text:span text:style-name="T1">El comando primitivo </text:span><text:span text:style-name="T6">Poner</text:span><text:span text:style-name="T5"> </text:span><text:span text:style-name="T1">tiene un agujero. En ese agujero hay que poner un color. Al valor que ponés en el agujero se lo llama </text:span><text:span text:style-name="T3">argumento</text:span><text:span text:style-name="T1">. Por ejemplo, </text:span><text:span text:style-name="T6">Rojo</text:span><text:span text:style-name="T5"> </text:span><text:span text:style-name="T1">es el argumento en </text:span><text:span text:style-name="T6">Poner(Rojo)</text:span><text:span text:style-name="T1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5:03:56.728000000</dc:date>
    <meta:editing-duration>PT4M41S</meta:editing-duration>
    <meta:editing-cycles>2</meta:editing-cycles>
    <meta:generator>LibreOffice/4.2.5.2$Windows_x86 LibreOffice_project/6ff819b65674ae6c83f3cbab9e4a4c2b292a7a94</meta:generator>
    <meta:document-statistic meta:table-count="2" meta:image-count="2" meta:object-count="0" meta:page-count="1" meta:paragraph-count="8" meta:word-count="207" meta:character-count="1220" meta:non-whitespace-character-count="1007"/>
  </office:meta>
</office:document-meta>
</file>